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3">
      <style:paragraph-properties fo:margin-top="0in" fo:margin-bottom="0in" style:contextual-spacing="false"/>
    </style:style>
    <style:style style:name="P19" style:family="paragraph" style:parent-style-name="Text_20_body" style:list-style-name="L14"/>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6">
      <style:paragraph-properties fo:margin-top="0in" fo:margin-bottom="0in" style:contextual-spacing="false"/>
    </style:style>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8">
      <style:paragraph-properties fo:margin-top="0in" fo:margin-bottom="0in" style:contextual-spacing="false"/>
    </style:style>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Objectius</text:h>
      <text:p text:style-name="Text_20_body">L'objectiu d'aquesta activitat és instal·lar una eina d'inventari d'equips client/servidor i una eina de monitoratge de serveis de xarxa.</text:p>
      <text:h text:style-name="Heading_20_3" text:outline-level="3"><text:bookmark text:name="user-content-repte-1-inventari-5-punts"/>Repte 1: Inventari (5 punts)</text:h>
      <text:p text:style-name="Text_20_body">A la llista d'enllaços teniu algunes eines d'inventari. Feu proves amb les eines i feu servir per la pràctica la que més us agradi i permeti fer més apartats de la pràctica.</text:p>
      <text:p text:style-name="Text_20_body"><draw:a xlink:type="simple" xlink:href="../../../../../pautome/m6-smxpub-2324/-/raw/main/_UF5_tallafocs_monitoratge/REPTES/02.inventari-monitoritzacio/imgs/monit-inventari-2023-2024-9c66864f.png" office:target-frame-name="_blank" xlink:show="new"><draw:frame draw:style-name="fr1" draw:name="Image1" text:anchor-type="as-char" svg:width="0.8083in" svg:height="0.4146in" draw:z-index="0"><draw:image xlink:href="file:///pautome/m6-smxpub-2324/-/raw/main/_UF5_tallafocs_monitoratge/REPTES/02.inventari-monitoritzacio/imgs/monit-inventari-2023-2024-9c66864f.png" xlink:type="simple" xlink:show="embed" xlink:actuate="onLoad"/></draw:frame></draw:a></text:p>
      <text:list xml:id="list2558362145" text:style-name="L1">
        <text:list-item>
          <text:p text:style-name="P1">Configura una màquina virtual amb sistema operatiu Windows 10 i amb adaptador pont per poder inventariar equips de l'aula o la xarxa de casa teva: ordinadors, impressores, mòbils, consoles, discs de xarxa, routers, switch's....</text:p>
        </text:list-item>
        <text:list-item>
          <text:p text:style-name="P1">Arrenca una màquina virtual amb Linux i targeta pont per poder detectar-la com a mínim a la cerca de màquines. Assegura't que es pot iniciar sessió amb ssh remotament (instal·la-hi openssh-server i crea un usuari amb el mateix nom que a l'equip windows i amb la mateixa contrasenya, per a que l'eina pugui escannejar l'equip).</text:p>
        </text:list-item>
        <text:list-item>
          <text:p text:style-name="P1">Instal·la a l'equip virtual Windows 10 l'eina d'inventari escollida. Justifica les raons per les que has escollit aquesta eina, tal i com faries per convèncer el teu cap a l'empresa per que s'implanti l'aplicació.</text:p>
        </text:list-item>
        <text:list-item>
          <text:p text:style-name="P1">Descriu les opcions més importants de l'aplicació, mostrant amb captures on es troben les opcions.</text:p>
        </text:list-item>
        <text:list-item>
          <text:p text:style-name="P1">Executa l'assistent inicial de descobriment de la xarxa. Com a usuari i contrasenya fes servir la de l'equip local. Escanneja equips Linux i SNMP. En opcions avançades, escull un rang d'adreces IP que inclogui les de les màquines Windows i Linux virtuals.</text:p>
        </text:list-item>
        <text:list-item>
          <text:p text:style-name="P1">Busquem actius (Assets) a la xarxa:</text:p>
        </text:list-item>
      </text:list>
      <text:list xml:id="list3850934826" text:style-name="L2">
        <text:list-item>
          <text:p text:style-name="P3">Comença la cerca d'equips a la xarxa (Els programes els anomenen "Assets" o "Activos" en castellà). </text:p>
        </text:list-item>
        <text:list-item>
          <text:p text:style-name="P2">Quan hagi acabat, comprova si ha detectat els equips windows i Linux que tenies preparats. </text:p>
        </text:list-item>
      </text:list>
      <text:list xml:id="list1283865343" text:style-name="L3">
        <text:list-item>
          <text:p text:style-name="P4">En cas que no hagi detectat el pc amb Linux, pots afegir a ma un nou actiu. Fes servir l'adreça IP de l'equip.</text:p>
        </text:list-item>
        <text:list-item>
          <text:p text:style-name="P4">S'ha detectat altres equips i dispositius de la xarxa (routers, mòbils, impressores, etc)? Pots veure alguna informació d'ells? Quina?</text:p>
        </text:list-item>
        <text:list-item>
          <text:p text:style-name="P4">Comprova que es pot veure la informació dels equips de la xarxa en general (estadístiques, llistats conjunts d'aplicacions, maquinari, etc), picant a resum de la xarxa (o equivalent). Visualitza la informació general de la xarxa (tots els hardware, llicències, etc.)</text:p>
        </text:list-item>
        <text:list-item>
          <text:p text:style-name="P4">Anant a la pestanya "Reports" o "informes" (o equivalent), comprova quins tipus d'informes et permet generar el programa per a cada ordinador (Linux i Windows). Explica quina informació ofereixen.</text:p>
        </text:list-item>
        <text:list-item>
          <text:p text:style-name="P4"><text:soft-page-break/>Genera un informe del maquinari de l'equip windows. Exporta'l a PDF. Explica quina informació et mostra.</text:p>
        </text:list-item>
      </text:list>
      <text:p text:style-name="Horizontal_20_Line"/>
      <text:h text:style-name="Heading_20_3" text:outline-level="3"><text:bookmark text:name="user-content-repte-2-monitoratge-5-punts"/>Repte 2: Monitoratge (5 punts)</text:h>
      <text:p text:style-name="Text_20_body">Aquesta eina ens mostra els serveis que hi ha als servidors de la xarxa i ens avisa quan hi ha algun problema.</text:p>
      <text:p text:style-name="Text_20_body"><draw:a xlink:type="simple" xlink:href="../../../../../pautome/m6-smxpub-2324/-/raw/main/_UF5_tallafocs_monitoratge/REPTES/02.inventari-monitoritzacio/imgs/monit-inventari-2023-2024-b383398d.png" office:target-frame-name="_blank" xlink:show="new"><draw:frame draw:style-name="fr1" draw:name="Image2" text:anchor-type="as-char" svg:width="0.8083in" svg:height="0.4146in" draw:z-index="1"><draw:image xlink:href="file:///pautome/m6-smxpub-2324/-/raw/main/_UF5_tallafocs_monitoratge/REPTES/02.inventari-monitoritzacio/imgs/monit-inventari-2023-2024-b383398d.png" xlink:type="simple" xlink:show="embed" xlink:actuate="onLoad"/></draw:frame></draw:a></text:p>
      <text:p text:style-name="Text_20_body">Podeu veure una demo online a: <text:a xlink:type="simple" xlink:href="https://nagiosxi.demos.nagios.com/" office:target-frame-name="_blank" xlink:show="new" text:style-name="Internet_20_link" text:visited-style-name="Visited_20_Internet_20_Link">https://nagiosxi.demos.nagios.com/</text:a> - usuari: nagiosadmin - password: nagiosadmin</text:p>
      <text:p text:style-name="Text_20_body"><text:span text:style-name="Strong_20_Emphasis">ATENCIÓ: En instal·lar la OVA, el sistema no iniciarà. Si canvieu el disc de la controladora SATA a la controladora IDE arrencarà. Recordeu afegir el màxim de memòria de vídeo i canviar la targeta de vídeo per evitar l'avís de paràmetres incorrectes.</text:span></text:p>
      <text:list xml:id="list740222086" text:style-name="L4">
        <text:list-item>
          <text:p text:style-name="P5">Crea una xarxa "Només-amfitrió": </text:p>
        </text:list-item>
      </text:list>
      <text:list xml:id="list1678781222" text:style-name="L5">
        <text:list-item>
          <text:p text:style-name="P6">Per fer-ho, vés a preferències de VirtualBox-&gt;Fitxer-&gt;Gestor de xarxes amfitrió i crea una nova xarxa ("vboxnet0"). </text:p>
        </text:list-item>
      </text:list>
      <text:list xml:id="list2231690728" text:style-name="L6">
        <text:list-item>
          <text:p text:style-name="P7">Descarrega una màquina virtual en format OVA i prepara-la com s'indica: </text:p>
        </text:list-item>
      </text:list>
      <text:list xml:id="list908899895" text:style-name="L7">
        <text:list-item>
          <text:p text:style-name="P9">hauràs de llegir les instruccions de la OVA. </text:p>
        </text:list-item>
        <text:list-item>
          <text:p text:style-name="P9">En aquest cas, no hauràs de fer la instal·lació. </text:p>
        </text:list-item>
        <text:list-item>
          <text:p text:style-name="P8">Posa-li dues interfícies al NAGIOS: Una NAT per tenir accés a Internet i una altra connectada a la xarxa "Només-amfitrió" creada (que és la que monitorarem). </text:p>
        </text:list-item>
      </text:list>
      <text:list xml:id="list1816093668" text:style-name="L8">
        <text:list-item>
          <text:p text:style-name="P10">Prepara un Ubuntu Server: </text:p>
        </text:list-item>
      </text:list>
      <text:list xml:id="list2307395925" text:style-name="L9">
        <text:list-item>
          <text:p text:style-name="P12">serà el nostre "servidor" de serveis de la nostra xarxa </text:p>
        </text:list-item>
        <text:list-item>
          <text:p text:style-name="P12">instal·la els serveis: Postfix, Dovecot, Apache i SSH. </text:p>
        </text:list-item>
        <text:list-item>
          <text:p text:style-name="P11">Un cop fet, connecta la màquina virtual a la xarxa "Només-amfitrió". </text:p>
        </text:list-item>
      </text:list>
      <text:p text:style-name="Text_20_body">ATENCIÓ: Si obtens la mateixa adreça IP que la màquina amb NAGIOS, configura l'adreça IP del "servidor" de forma estàtica (mireu <text:a xlink:type="simple" xlink:href="https://netplan.readthedocs.io/en/stable/examples/" office:target-frame-name="_blank" xlink:show="new" text:style-name="Internet_20_link" text:visited-style-name="Visited_20_Internet_20_Link">https://netplan.readthedocs.io/en/stable/examples/</text:a> si teniu dubtes).</text:p>
      <text:list xml:id="list2683018963" text:style-name="L10">
        <text:list-item>
          <text:p text:style-name="P13">Canvia el nom de host de tots dos servidors: </text:p>
        </text:list-item>
      </text:list>
      <text:list xml:id="list3564057128" text:style-name="L11">
        <text:list-item>
          <text:p text:style-name="P15">Al que tindrà Nagios posa-li de nom NAGIOS-elteunom i a l'altre SERVER-elteunom. </text:p>
        </text:list-item>
        <text:list-item>
          <text:p text:style-name="P14">Per fer-ho, cal executar la comanda "hostnamectl set-hostname elteunom" o bé cal editar el fitxer /etc/hostname per posar el nou nom i també ho has de fer al fitxer /etc/hosts (substitueix l'antic nom pel nou). Després cal reiniciar la màquina. </text:p>
        </text:list-item>
      </text:list>
      <text:list xml:id="list84122135" text:style-name="L12">
        <text:list-item>
          <text:p text:style-name="P16">Ara podrem veure la la consola d'administració Web de NAGIOS des de la màquina física, quan estigui instal·lat. </text:p>
        </text:list-item>
      </text:list>
      <text:list xml:id="list1606290033" text:style-name="L13">
        <text:list-item>
          <text:p text:style-name="P18">Obre el navegador a la màquina física i posa la IP de l'equip Nagios. </text:p>
        </text:list-item>
        <text:list-item>
          <text:p text:style-name="P17">Indica les opcions més importants que ofereix aquesta eina, mostrant captures i descrivint-les. </text:p>
        </text:list-item>
      </text:list>
      <text:p text:style-name="Horizontal_20_Line"><text:soft-page-break/></text:p>
      <text:h text:style-name="Heading_20_4" text:outline-level="4"><text:bookmark text:name="user-content-monitorar-amb-nagios"/>Monitorar amb NAGIOS</text:h>
      <text:p text:style-name="Text_20_body">Les sondes de monitoratge extern en els hosts de la xarxa fan servir de forma normal els serveis sense haver de tenir cap privilegi especial, de la mateixa manera que si fossin clients. Per configurar aquestes sondes podem fer-ho:</text:p>
      <text:list xml:id="list2254937656" text:style-name="L14">
        <text:list-item>
          <text:list>
            <text:list-item>
              <text:p text:style-name="P20">De forma <text:span text:style-name="Strong_20_Emphasis">automàtica amb una tasca d'auto-descobriment</text:span>, que farà un escaneig de la xarxa per trobar hosts i serveis actius. Fes-ho així d'entrada. </text:p>
            </text:list-item>
            <text:list-item text:start-value="2">
              <text:p text:style-name="P19">De forma <text:span text:style-name="Strong_20_Emphasis">manual al menú de configuració</text:span>, en cas que alguna màquina no sigui detectada. Cal afegir un a un els hosts i una per una les sondes de serveis (podem cercar per diferents criteris com ara sistema operatiu i tipus de servei). Aquesta opció permet detectar i monitorar els que no s'han trobat de forma automàtica. </text:p>
            </text:list-item>
          </text:list>
        </text:list-item>
      </text:list>
      <text:list xml:id="list2539459878" text:style-name="L15">
        <text:list-item>
          <text:p text:style-name="P21">Configura una tasca d'auto descobriment: </text:p>
        </text:list-item>
      </text:list>
      <text:list xml:id="list2535858382" text:style-name="L16">
        <text:list-item>
          <text:p text:style-name="P23">executa-la per "escanejar" la xarxa "només-amfitrió", que sol ser 192.168.56.0, però revisa quina és la teva. </text:p>
        </text:list-item>
        <text:list-item>
          <text:p text:style-name="P23">Quins equips apareixen? Explica com es pot veure els dispositius que ha trobat la tasca. </text:p>
        </text:list-item>
        <text:list-item>
          <text:p text:style-name="P22">Indica els serveis que te actius cada host trobat. </text:p>
        </text:list-item>
      </text:list>
      <text:list xml:id="list1845154539" text:style-name="L17">
        <text:list-item>
          <text:p text:style-name="P24">Configura primer les opcions de correu electrònic al Nagios. </text:p>
        </text:list-item>
      </text:list>
      <text:list xml:id="list4090332692" text:style-name="L18">
        <text:list-item>
          <text:p text:style-name="P26">Demostra que si el servidor SSH o Postfix s'aturen, Nagios detecta que no pot fer ping i envia una notificació via correu electrònic. </text:p>
        </text:list-item>
        <text:list-item>
          <text:p text:style-name="P25">Fes captura de l'email rebut. </text:p>
        </text:list-item>
      </text:list>
      <text:list xml:id="list965712276" text:style-name="L19">
        <text:list-item>
          <text:p text:style-name="P27">Selecciona la sonda de servei web: </text:p>
        </text:list-item>
      </text:list>
      <text:list xml:id="list1679798221" text:style-name="L20">
        <text:list-item>
          <text:p text:style-name="P29">configura-la per monitorar un servei web (si no s'ha fet automàticament). </text:p>
        </text:list-item>
        <text:list-item>
          <text:p text:style-name="P28">Demostra que si s'atura el servei web s'envia missatge i ho veiem al monitor.</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8:29:07.538348313</meta:creation-date>
    <dc:date>2024-03-13T08:30:12.129827506</dc:date>
    <meta:editing-duration>PT1M5S</meta:editing-duration>
    <meta:editing-cycles>1</meta:editing-cycles>
    <meta:generator>LibreOffice/7.3.7.2$Linux_X86_64 LibreOffice_project/30$Build-2</meta:generator>
    <meta:document-statistic meta:table-count="0" meta:image-count="2" meta:object-count="0" meta:page-count="3" meta:paragraph-count="54" meta:word-count="997" meta:character-count="6010" meta:non-whitespace-character-count="5077"/>
  </office:meta>
</office:document-meta>
</file>